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a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op. Size</text:p>
          </table:table-cell>
          <table:table-cell table:style-name="ce1" office:value-type="string" calcext:value-type="string">
            <text:p>Keep Ratio</text:p>
          </table:table-cell>
          <table:table-cell table:style-name="ce1" office:value-type="string" calcext:value-type="string">
            <text:p>Mutation Ratio</text:p>
          </table:table-cell>
          <table:table-cell table:style-name="ce1" office:value-type="string" calcext:value-type="string">
            <text:p>Max generations</text:p>
          </table:table-cell>
          <table:table-cell table:style-name="ce1" office:value-type="string" calcext:value-type="string">
            <text:p>Generations</text:p>
          </table:table-cell>
          <table:table-cell table:style-name="ce1" office:value-type="string" calcext:value-type="string">
            <text:p>Generations 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520.728" calcext:value-type="float">
            <text:p>520,728</text:p>
          </table:table-cell>
          <table:table-cell office:value-type="float" office:value="399.728565424" calcext:value-type="float">
            <text:p>399,728565424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334.196" calcext:value-type="float">
            <text:p>334,196</text:p>
          </table:table-cell>
          <table:table-cell office:value-type="float" office:value="334.358073903" calcext:value-type="float">
            <text:p>334,358073903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131.762" calcext:value-type="float">
            <text:p>131,762</text:p>
          </table:table-cell>
          <table:table-cell office:value-type="float" office:value="129.937959642" calcext:value-type="float">
            <text:p>129,93795964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47.376" calcext:value-type="float">
            <text:p>147,376</text:p>
          </table:table-cell>
          <table:table-cell office:value-type="float" office:value="144.97113721" calcext:value-type="float">
            <text:p>144,9711372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8.014" calcext:value-type="float">
            <text:p>998,014</text:p>
          </table:table-cell>
          <table:table-cell office:value-type="float" office:value="44.3638794967" calcext:value-type="float">
            <text:p>44,3638794967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523.166" calcext:value-type="float">
            <text:p>523,166</text:p>
          </table:table-cell>
          <table:table-cell office:value-type="float" office:value="397.082407623" calcext:value-type="float">
            <text:p>397,082407623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315.006" calcext:value-type="float">
            <text:p>315,006</text:p>
          </table:table-cell>
          <table:table-cell office:value-type="float" office:value="262.791944252" calcext:value-type="float">
            <text:p>262,791944252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609.86" calcext:value-type="float">
            <text:p>609,86</text:p>
          </table:table-cell>
          <table:table-cell office:value-type="float" office:value="355.293028921" calcext:value-type="float">
            <text:p>355,293028921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53.022" calcext:value-type="float">
            <text:p>753,022</text:p>
          </table:table-cell>
          <table:table-cell office:value-type="float" office:value="335.906388025" calcext:value-type="float">
            <text:p>335,906388025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8.026" calcext:value-type="float">
            <text:p>998,026</text:p>
          </table:table-cell>
          <table:table-cell office:value-type="float" office:value="44.0958198019" calcext:value-type="float">
            <text:p>44,0958198019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505.724" calcext:value-type="float">
            <text:p>505,724</text:p>
          </table:table-cell>
          <table:table-cell office:value-type="float" office:value="335.331775745" calcext:value-type="float">
            <text:p>335,331775745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838.904" calcext:value-type="float">
            <text:p>838,904</text:p>
          </table:table-cell>
          <table:table-cell office:value-type="float" office:value="293.790481098" calcext:value-type="float">
            <text:p>293,790481098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923.558" calcext:value-type="float">
            <text:p>923,558</text:p>
          </table:table-cell>
          <table:table-cell office:value-type="float" office:value="211.675389774" calcext:value-type="float">
            <text:p>211,675389774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24.4" calcext:value-type="float">
            <text:p>924,4</text:p>
          </table:table-cell>
          <table:table-cell office:value-type="float" office:value="212.775844494" calcext:value-type="float">
            <text:p>212,775844494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8.002" calcext:value-type="float">
            <text:p>998,002</text:p>
          </table:table-cell>
          <table:table-cell office:value-type="float" office:value="44.6319391916" calcext:value-type="float">
            <text:p>44,6319391916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990.414" calcext:value-type="float">
            <text:p>990,414</text:p>
          </table:table-cell>
          <table:table-cell office:value-type="float" office:value="79.713729081" calcext:value-type="float">
            <text:p>79,713729081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983.992" calcext:value-type="float">
            <text:p>983,992</text:p>
          </table:table-cell>
          <table:table-cell office:value-type="float" office:value="107.868141432" calcext:value-type="float">
            <text:p>107,868141432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984.82" calcext:value-type="float">
            <text:p>984,82</text:p>
          </table:table-cell>
          <table:table-cell office:value-type="float" office:value="96.7989028863" calcext:value-type="float">
            <text:p>96,7989028863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84.358" calcext:value-type="float">
            <text:p>984,358</text:p>
          </table:table-cell>
          <table:table-cell office:value-type="float" office:value="96.1002280747" calcext:value-type="float">
            <text:p>96,1002280747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8.004" calcext:value-type="float">
            <text:p>998,004</text:p>
          </table:table-cell>
          <table:table-cell office:value-type="float" office:value="44.5872625758" calcext:value-type="float">
            <text:p>44,5872625758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400.246" calcext:value-type="float">
            <text:p>400,246</text:p>
          </table:table-cell>
          <table:table-cell office:value-type="float" office:value="397.483118489" calcext:value-type="float">
            <text:p>397,483118489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215.966" calcext:value-type="float">
            <text:p>215,966</text:p>
          </table:table-cell>
          <table:table-cell office:value-type="float" office:value="291.376294238" calcext:value-type="float">
            <text:p>291,37629423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76.382" calcext:value-type="float">
            <text:p>76,382</text:p>
          </table:table-cell>
          <table:table-cell office:value-type="float" office:value="93.7311051679" calcext:value-type="float">
            <text:p>93,7311051679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3.872" calcext:value-type="float">
            <text:p>73,872</text:p>
          </table:table-cell>
          <table:table-cell office:value-type="float" office:value="65.2549738794" calcext:value-type="float">
            <text:p>65,2549738794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76.284" calcext:value-type="float">
            <text:p>976,284</text:p>
          </table:table-cell>
          <table:table-cell office:value-type="float" office:value="151.241090131" calcext:value-type="float">
            <text:p>151,241090131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382.194" calcext:value-type="float">
            <text:p>382,194</text:p>
          </table:table-cell>
          <table:table-cell office:value-type="float" office:value="392.51223212" calcext:value-type="float">
            <text:p>392,51223212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147.254" calcext:value-type="float">
            <text:p>147,254</text:p>
          </table:table-cell>
          <table:table-cell office:value-type="float" office:value="191.010589979" calcext:value-type="float">
            <text:p>191,010589979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170.128" calcext:value-type="float">
            <text:p>170,128</text:p>
          </table:table-cell>
          <table:table-cell office:value-type="float" office:value="158.794923143" calcext:value-type="float">
            <text:p>158,794923143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72.218" calcext:value-type="float">
            <text:p>372,218</text:p>
          </table:table-cell>
          <table:table-cell office:value-type="float" office:value="303.647714426" calcext:value-type="float">
            <text:p>303,647714426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78.566" calcext:value-type="float">
            <text:p>978,566</text:p>
          </table:table-cell>
          <table:table-cell office:value-type="float" office:value="142.931863641" calcext:value-type="float">
            <text:p>142,931863641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371.352" calcext:value-type="float">
            <text:p>371,352</text:p>
          </table:table-cell>
          <table:table-cell office:value-type="float" office:value="367.873636044" calcext:value-type="float">
            <text:p>367,873636044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396.538" calcext:value-type="float">
            <text:p>396,538</text:p>
          </table:table-cell>
          <table:table-cell office:value-type="float" office:value="300.350556111" calcext:value-type="float">
            <text:p>300,35055611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639.728" calcext:value-type="float">
            <text:p>639,728</text:p>
          </table:table-cell>
          <table:table-cell office:value-type="float" office:value="361.414944373" calcext:value-type="float">
            <text:p>361,414944373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22.474" calcext:value-type="float">
            <text:p>722,474</text:p>
          </table:table-cell>
          <table:table-cell office:value-type="float" office:value="339.885288478" calcext:value-type="float">
            <text:p>339,885288478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982.846" calcext:value-type="float">
            <text:p>982,846</text:p>
          </table:table-cell>
          <table:table-cell office:value-type="float" office:value="108.520570787" calcext:value-type="float">
            <text:p>108,520570787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972.45" calcext:value-type="float">
            <text:p>972,45</text:p>
          </table:table-cell>
          <table:table-cell office:value-type="float" office:value="136.009983089" calcext:value-type="float">
            <text:p>136,009983089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927.198" calcext:value-type="float">
            <text:p>927,198</text:p>
          </table:table-cell>
          <table:table-cell office:value-type="float" office:value="209.805106697" calcext:value-type="float">
            <text:p>209,805106697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15.834" calcext:value-type="float">
            <text:p>915,834</text:p>
          </table:table-cell>
          <table:table-cell office:value-type="float" office:value="223.992549974" calcext:value-type="float">
            <text:p>223,992549974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88.098" calcext:value-type="float">
            <text:p>988,098</text:p>
          </table:table-cell>
          <table:table-cell office:value-type="float" office:value="107.997186982" calcext:value-type="float">
            <text:p>107,997186982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364.882" calcext:value-type="float">
            <text:p>364,882</text:p>
          </table:table-cell>
          <table:table-cell office:value-type="float" office:value="395.042499076" calcext:value-type="float">
            <text:p>395,042499076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189.89" calcext:value-type="float">
            <text:p>189,89</text:p>
          </table:table-cell>
          <table:table-cell office:value-type="float" office:value="278.892498823" calcext:value-type="float">
            <text:p>278,892498823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84.544" calcext:value-type="float">
            <text:p>84,544</text:p>
          </table:table-cell>
          <table:table-cell office:value-type="float" office:value="152.485225724" calcext:value-type="float">
            <text:p>152,485225724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1.432" calcext:value-type="float">
            <text:p>41,432</text:p>
          </table:table-cell>
          <table:table-cell office:value-type="float" office:value="36.0553099557" calcext:value-type="float">
            <text:p>36,0553099557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64.464" calcext:value-type="float">
            <text:p>964,464</text:p>
          </table:table-cell>
          <table:table-cell office:value-type="float" office:value="183.899572332" calcext:value-type="float">
            <text:p>183,899572332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314.468" calcext:value-type="float">
            <text:p>314,468</text:p>
          </table:table-cell>
          <table:table-cell office:value-type="float" office:value="363.977940233" calcext:value-type="float">
            <text:p>363,977940233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134.778" calcext:value-type="float">
            <text:p>134,778</text:p>
          </table:table-cell>
          <table:table-cell office:value-type="float" office:value="206.631112652" calcext:value-type="float">
            <text:p>206,631112652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104.154" calcext:value-type="float">
            <text:p>104,154</text:p>
          </table:table-cell>
          <table:table-cell office:value-type="float" office:value="90.6819402307" calcext:value-type="float">
            <text:p>90,6819402307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45.708" calcext:value-type="float">
            <text:p>245,708</text:p>
          </table:table-cell>
          <table:table-cell office:value-type="float" office:value="224.91524345" calcext:value-type="float">
            <text:p>224,9152434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17.626" calcext:value-type="float">
            <text:p>917,626</text:p>
          </table:table-cell>
          <table:table-cell office:value-type="float" office:value="268.740339592" calcext:value-type="float">
            <text:p>268,740339592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48.828" calcext:value-type="float">
            <text:p>248,828</text:p>
          </table:table-cell>
          <table:table-cell office:value-type="float" office:value="291.40289363" calcext:value-type="float">
            <text:p>291,40289363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402.702" calcext:value-type="float">
            <text:p>402,702</text:p>
          </table:table-cell>
          <table:table-cell office:value-type="float" office:value="305.580531441" calcext:value-type="float">
            <text:p>305,580531441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558.526" calcext:value-type="float">
            <text:p>558,526</text:p>
          </table:table-cell>
          <table:table-cell office:value-type="float" office:value="354.857652199" calcext:value-type="float">
            <text:p>354,85765219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84.736" calcext:value-type="float">
            <text:p>584,736</text:p>
          </table:table-cell>
          <table:table-cell office:value-type="float" office:value="354.321168298" calcext:value-type="float">
            <text:p>354,321168298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8.002" calcext:value-type="float">
            <text:p>998,002</text:p>
          </table:table-cell>
          <table:table-cell office:value-type="float" office:value="44.6319391916" calcext:value-type="float">
            <text:p>44,6319391916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970.208" calcext:value-type="float">
            <text:p>970,208</text:p>
          </table:table-cell>
          <table:table-cell office:value-type="float" office:value="136.028308583" calcext:value-type="float">
            <text:p>136,028308583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949.732" calcext:value-type="float">
            <text:p>949,732</text:p>
          </table:table-cell>
          <table:table-cell office:value-type="float" office:value="172.217281874" calcext:value-type="float">
            <text:p>172,217281874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918.83" calcext:value-type="float">
            <text:p>918,83</text:p>
          </table:table-cell>
          <table:table-cell office:value-type="float" office:value="215.405072132" calcext:value-type="float">
            <text:p>215,405072132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91.152" calcext:value-type="float">
            <text:p>891,152</text:p>
          </table:table-cell>
          <table:table-cell office:value-type="float" office:value="252.577704669" calcext:value-type="float">
            <text:p>252,577704669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76.154" calcext:value-type="float">
            <text:p>976,154</text:p>
          </table:table-cell>
          <table:table-cell office:value-type="float" office:value="152.068847184" calcext:value-type="float">
            <text:p>152,068847184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97.802" calcext:value-type="float">
            <text:p>297,802</text:p>
          </table:table-cell>
          <table:table-cell office:value-type="float" office:value="386.336463198" calcext:value-type="float">
            <text:p>386,336463198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181.868" calcext:value-type="float">
            <text:p>181,868</text:p>
          </table:table-cell>
          <table:table-cell office:value-type="float" office:value="280.223972165" calcext:value-type="float">
            <text:p>280,223972165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65.722" calcext:value-type="float">
            <text:p>65,722</text:p>
          </table:table-cell>
          <table:table-cell office:value-type="float" office:value="149.566081436" calcext:value-type="float">
            <text:p>149,566081436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1.572" calcext:value-type="float">
            <text:p>31,572</text:p>
          </table:table-cell>
          <table:table-cell office:value-type="float" office:value="26.683943037" calcext:value-type="float">
            <text:p>26,683943037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13.346" calcext:value-type="float">
            <text:p>913,346</text:p>
          </table:table-cell>
          <table:table-cell office:value-type="float" office:value="278.974497551" calcext:value-type="float">
            <text:p>278,974497551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54.178" calcext:value-type="float">
            <text:p>254,178</text:p>
          </table:table-cell>
          <table:table-cell office:value-type="float" office:value="346.218437285" calcext:value-type="float">
            <text:p>346,218437285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119.752" calcext:value-type="float">
            <text:p>119,752</text:p>
          </table:table-cell>
          <table:table-cell office:value-type="float" office:value="234.013945089" calcext:value-type="float">
            <text:p>234,013945089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65.036" calcext:value-type="float">
            <text:p>65,036</text:p>
          </table:table-cell>
          <table:table-cell office:value-type="float" office:value="52.1134791009" calcext:value-type="float">
            <text:p>52,1134791009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53.462" calcext:value-type="float">
            <text:p>153,462</text:p>
          </table:table-cell>
          <table:table-cell office:value-type="float" office:value="136.323470305" calcext:value-type="float">
            <text:p>136,323470305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33.996" calcext:value-type="float">
            <text:p>833,996</text:p>
          </table:table-cell>
          <table:table-cell office:value-type="float" office:value="364.38341892" calcext:value-type="float">
            <text:p>364,38341892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06.878" calcext:value-type="float">
            <text:p>206,878</text:p>
          </table:table-cell>
          <table:table-cell office:value-type="float" office:value="301.232739117" calcext:value-type="float">
            <text:p>301,232739117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283.48" calcext:value-type="float">
            <text:p>283,48</text:p>
          </table:table-cell>
          <table:table-cell office:value-type="float" office:value="222.931060196" calcext:value-type="float">
            <text:p>222,931060196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429.656" calcext:value-type="float">
            <text:p>429,656</text:p>
          </table:table-cell>
          <table:table-cell office:value-type="float" office:value="319.158477349" calcext:value-type="float">
            <text:p>319,158477349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67.864" calcext:value-type="float">
            <text:p>467,864</text:p>
          </table:table-cell>
          <table:table-cell office:value-type="float" office:value="334.45307818" calcext:value-type="float">
            <text:p>334,45307818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943.964" calcext:value-type="float">
            <text:p>943,964</text:p>
          </table:table-cell>
          <table:table-cell office:value-type="float" office:value="181.312775898" calcext:value-type="float">
            <text:p>181,312775898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896.908" calcext:value-type="float">
            <text:p>896,908</text:p>
          </table:table-cell>
          <table:table-cell office:value-type="float" office:value="246.248613267" calcext:value-type="float">
            <text:p>246,248613267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876.392" calcext:value-type="float">
            <text:p>876,392</text:p>
          </table:table-cell>
          <table:table-cell office:value-type="float" office:value="255.913318012" calcext:value-type="float">
            <text:p>255,913318012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25.16" calcext:value-type="float">
            <text:p>825,16</text:p>
          </table:table-cell>
          <table:table-cell office:value-type="float" office:value="293.349468041" calcext:value-type="float">
            <text:p>293,349468041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38.438" calcext:value-type="float">
            <text:p>938,438</text:p>
          </table:table-cell>
          <table:table-cell office:value-type="float" office:value="239.456271908" calcext:value-type="float">
            <text:p>239,456271908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83.074" calcext:value-type="float">
            <text:p>283,074</text:p>
          </table:table-cell>
          <table:table-cell office:value-type="float" office:value="369.677909164" calcext:value-type="float">
            <text:p>369,677909164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154.028" calcext:value-type="float">
            <text:p>154,028</text:p>
          </table:table-cell>
          <table:table-cell office:value-type="float" office:value="281.263355622" calcext:value-type="float">
            <text:p>281,263355622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65.32" calcext:value-type="float">
            <text:p>65,32</text:p>
          </table:table-cell>
          <table:table-cell office:value-type="float" office:value="156.730295731" calcext:value-type="float">
            <text:p>156,730295731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7.712" calcext:value-type="float">
            <text:p>27,712</text:p>
          </table:table-cell>
          <table:table-cell office:value-type="float" office:value="22.1533080148" calcext:value-type="float">
            <text:p>22,1533080148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64.066" calcext:value-type="float">
            <text:p>864,066</text:p>
          </table:table-cell>
          <table:table-cell office:value-type="float" office:value="339.759017016" calcext:value-type="float">
            <text:p>339,759017016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28.4" calcext:value-type="float">
            <text:p>228,4</text:p>
          </table:table-cell>
          <table:table-cell office:value-type="float" office:value="345.629529988" calcext:value-type="float">
            <text:p>345,629529988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104.078" calcext:value-type="float">
            <text:p>104,078</text:p>
          </table:table-cell>
          <table:table-cell office:value-type="float" office:value="208.283662144" calcext:value-type="float">
            <text:p>208,283662144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64.44" calcext:value-type="float">
            <text:p>64,44</text:p>
          </table:table-cell>
          <table:table-cell office:value-type="float" office:value="56.1165430154" calcext:value-type="float">
            <text:p>56,1165430154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37.33" calcext:value-type="float">
            <text:p>137,33</text:p>
          </table:table-cell>
          <table:table-cell office:value-type="float" office:value="131.211223224" calcext:value-type="float">
            <text:p>131,211223224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04.054" calcext:value-type="float">
            <text:p>804,054</text:p>
          </table:table-cell>
          <table:table-cell office:value-type="float" office:value="385.716874254" calcext:value-type="float">
            <text:p>385,716874254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49.66" calcext:value-type="float">
            <text:p>149,66</text:p>
          </table:table-cell>
          <table:table-cell office:value-type="float" office:value="230.267801483" calcext:value-type="float">
            <text:p>230,267801483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227.134" calcext:value-type="float">
            <text:p>227,134</text:p>
          </table:table-cell>
          <table:table-cell office:value-type="float" office:value="214.236971702" calcext:value-type="float">
            <text:p>214,236971702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377.678" calcext:value-type="float">
            <text:p>377,678</text:p>
          </table:table-cell>
          <table:table-cell office:value-type="float" office:value="312.184750294" calcext:value-type="float">
            <text:p>312,184750294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19.932" calcext:value-type="float">
            <text:p>419,932</text:p>
          </table:table-cell>
          <table:table-cell office:value-type="float" office:value="317.340346278" calcext:value-type="float">
            <text:p>317,340346278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4.006" calcext:value-type="float">
            <text:p>994,006</text:p>
          </table:table-cell>
          <table:table-cell office:value-type="float" office:value="77.1497113669" calcext:value-type="float">
            <text:p>77,1497113669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934.484" calcext:value-type="float">
            <text:p>934,484</text:p>
          </table:table-cell>
          <table:table-cell office:value-type="float" office:value="200.646050906" calcext:value-type="float">
            <text:p>200,646050906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877.154" calcext:value-type="float">
            <text:p>877,154</text:p>
          </table:table-cell>
          <table:table-cell office:value-type="float" office:value="262.774554103" calcext:value-type="float">
            <text:p>262,774554103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818.538" calcext:value-type="float">
            <text:p>818,538</text:p>
          </table:table-cell>
          <table:table-cell office:value-type="float" office:value="308.30829466" calcext:value-type="float">
            <text:p>308,30829466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50.848" calcext:value-type="float">
            <text:p>750,848</text:p>
          </table:table-cell>
          <table:table-cell office:value-type="float" office:value="338.279891356" calcext:value-type="float">
            <text:p>338,279891356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34.404" calcext:value-type="float">
            <text:p>834,404</text:p>
          </table:table-cell>
          <table:table-cell office:value-type="float" office:value="369.114406091" calcext:value-type="float">
            <text:p>369,114406091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55.456" calcext:value-type="float">
            <text:p>155,456</text:p>
          </table:table-cell>
          <table:table-cell office:value-type="float" office:value="295.529186484" calcext:value-type="float">
            <text:p>295,529186484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72.626" calcext:value-type="float">
            <text:p>72,626</text:p>
          </table:table-cell>
          <table:table-cell office:value-type="float" office:value="192.900010689" calcext:value-type="float">
            <text:p>192,900010689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27.402" calcext:value-type="float">
            <text:p>27,402</text:p>
          </table:table-cell>
          <table:table-cell office:value-type="float" office:value="101.155169893" calcext:value-type="float">
            <text:p>101,155169893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6.788" calcext:value-type="float">
            <text:p>16,788</text:p>
          </table:table-cell>
          <table:table-cell office:value-type="float" office:value="11.6450442678" calcext:value-type="float">
            <text:p>11,6450442678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56.602" calcext:value-type="float">
            <text:p>556,602</text:p>
          </table:table-cell>
          <table:table-cell office:value-type="float" office:value="488.154884843" calcext:value-type="float">
            <text:p>488,154884843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88.052" calcext:value-type="float">
            <text:p>88,052</text:p>
          </table:table-cell>
          <table:table-cell office:value-type="float" office:value="228.148954186" calcext:value-type="float">
            <text:p>228,148954186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32.36" calcext:value-type="float">
            <text:p>32,36</text:p>
          </table:table-cell>
          <table:table-cell office:value-type="float" office:value="83.4892232567" calcext:value-type="float">
            <text:p>83,4892232567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35.282" calcext:value-type="float">
            <text:p>35,282</text:p>
          </table:table-cell>
          <table:table-cell office:value-type="float" office:value="25.7056895648" calcext:value-type="float">
            <text:p>25,7056895648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0.524" calcext:value-type="float">
            <text:p>60,524</text:p>
          </table:table-cell>
          <table:table-cell office:value-type="float" office:value="54.2556672063" calcext:value-type="float">
            <text:p>54,2556672063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63.614" calcext:value-type="float">
            <text:p>363,614</text:p>
          </table:table-cell>
          <table:table-cell office:value-type="float" office:value="448.005572514" calcext:value-type="float">
            <text:p>448,005572514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59.68" calcext:value-type="float">
            <text:p>59,68</text:p>
          </table:table-cell>
          <table:table-cell office:value-type="float" office:value="85.570985737" calcext:value-type="float">
            <text:p>85,570985737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250" calcext:value-type="float">
            <text:p>250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111.926" calcext:value-type="float">
            <text:p>111,926</text:p>
          </table:table-cell>
          <table:table-cell office:value-type="float" office:value="100.085885738" calcext:value-type="float">
            <text:p>100,085885738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161.84" calcext:value-type="float">
            <text:p>161,84</text:p>
          </table:table-cell>
          <table:table-cell office:value-type="float" office:value="146.006829977" calcext:value-type="float">
            <text:p>146,006829977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250" calcext:value-type="float">
            <text:p>25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87.032" calcext:value-type="float">
            <text:p>187,032</text:p>
          </table:table-cell>
          <table:table-cell office:value-type="float" office:value="177.226123853" calcext:value-type="float">
            <text:p>177,226123853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838.894" calcext:value-type="float">
            <text:p>838,894</text:p>
          </table:table-cell>
          <table:table-cell office:value-type="float" office:value="296.861804151" calcext:value-type="float">
            <text:p>296,861804151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715.792" calcext:value-type="float">
            <text:p>715,792</text:p>
          </table:table-cell>
          <table:table-cell office:value-type="float" office:value="346.033045728" calcext:value-type="float">
            <text:p>346,033045728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621.02" calcext:value-type="float">
            <text:p>621,02</text:p>
          </table:table-cell>
          <table:table-cell office:value-type="float" office:value="367.424206606" calcext:value-type="float">
            <text:p>367,424206606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81.044" calcext:value-type="float">
            <text:p>581,044</text:p>
          </table:table-cell>
          <table:table-cell office:value-type="float" office:value="349.677179787" calcext:value-type="float">
            <text:p>349,677179787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89.026" calcext:value-type="float">
            <text:p>589,026</text:p>
          </table:table-cell>
          <table:table-cell office:value-type="float" office:value="487.14306864" calcext:value-type="float">
            <text:p>487,14306864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88.85" calcext:value-type="float">
            <text:p>88,85</text:p>
          </table:table-cell>
          <table:table-cell office:value-type="float" office:value="234.298261837" calcext:value-type="float">
            <text:p>234,298261837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25.75" calcext:value-type="float">
            <text:p>25,75</text:p>
          </table:table-cell>
          <table:table-cell office:value-type="float" office:value="105.573668592" calcext:value-type="float">
            <text:p>105,573668592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10.924" calcext:value-type="float">
            <text:p>10,924</text:p>
          </table:table-cell>
          <table:table-cell office:value-type="float" office:value="30.337340424" calcext:value-type="float">
            <text:p>30,337340424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1.588" calcext:value-type="float">
            <text:p>11,588</text:p>
          </table:table-cell>
          <table:table-cell office:value-type="float" office:value="7.20182310252" calcext:value-type="float">
            <text:p>7,2018231025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65.07" calcext:value-type="float">
            <text:p>165,07</text:p>
          </table:table-cell>
          <table:table-cell office:value-type="float" office:value="346.642053277" calcext:value-type="float">
            <text:p>346,642053277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9.95" calcext:value-type="float">
            <text:p>19,95</text:p>
          </table:table-cell>
          <table:table-cell office:value-type="float" office:value="53.9902907938" calcext:value-type="float">
            <text:p>53,9902907938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19.67" calcext:value-type="float">
            <text:p>19,67</text:p>
          </table:table-cell>
          <table:table-cell office:value-type="float" office:value="49.9301221709" calcext:value-type="float">
            <text:p>49,9301221709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23.726" calcext:value-type="float">
            <text:p>23,726</text:p>
          </table:table-cell>
          <table:table-cell office:value-type="float" office:value="16.8485881901" calcext:value-type="float">
            <text:p>16,8485881901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3.6" calcext:value-type="float">
            <text:p>33,6</text:p>
          </table:table-cell>
          <table:table-cell office:value-type="float" office:value="28.4301248678" calcext:value-type="float">
            <text:p>28,4301248678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500" calcext:value-type="float">
            <text:p>5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3.506" calcext:value-type="float">
            <text:p>73,506</text:p>
          </table:table-cell>
          <table:table-cell office:value-type="float" office:value="192.509662002" calcext:value-type="float">
            <text:p>192,509662002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500" calcext:value-type="float">
            <text:p>500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39.724" calcext:value-type="float">
            <text:p>39,724</text:p>
          </table:table-cell>
          <table:table-cell office:value-type="float" office:value="21.4835710253" calcext:value-type="float">
            <text:p>21,4835710253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500" calcext:value-type="float">
            <text:p>500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66.632" calcext:value-type="float">
            <text:p>66,632</text:p>
          </table:table-cell>
          <table:table-cell office:value-type="float" office:value="60.2427138831" calcext:value-type="float">
            <text:p>60,2427138831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77.712" calcext:value-type="float">
            <text:p>77,712</text:p>
          </table:table-cell>
          <table:table-cell office:value-type="float" office:value="74.3484031839" calcext:value-type="float">
            <text:p>74,3484031839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0.578" calcext:value-type="float">
            <text:p>90,578</text:p>
          </table:table-cell>
          <table:table-cell office:value-type="float" office:value="88.6692275595" calcext:value-type="float">
            <text:p>88,6692275595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6.004" calcext:value-type="float">
            <text:p>996,004</text:p>
          </table:table-cell>
          <table:table-cell office:value-type="float" office:value="63.0558164169" calcext:value-type="float">
            <text:p>63,0558164169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750.548" calcext:value-type="float">
            <text:p>750,548</text:p>
          </table:table-cell>
          <table:table-cell office:value-type="float" office:value="326.364770917" calcext:value-type="float">
            <text:p>326,364770917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550.984" calcext:value-type="float">
            <text:p>550,984</text:p>
          </table:table-cell>
          <table:table-cell office:value-type="float" office:value="357.72000747" calcext:value-type="float">
            <text:p>357,72000747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442.738" calcext:value-type="float">
            <text:p>442,738</text:p>
          </table:table-cell>
          <table:table-cell office:value-type="float" office:value="333.099416625" calcext:value-type="float">
            <text:p>333,099416625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50.68" calcext:value-type="float">
            <text:p>350,68</text:p>
          </table:table-cell>
          <table:table-cell office:value-type="float" office:value="291.845523522" calcext:value-type="float">
            <text:p>291,845523522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750" calcext:value-type="float">
            <text:p>75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14.372" calcext:value-type="float">
            <text:p>314,372</text:p>
          </table:table-cell>
          <table:table-cell office:value-type="float" office:value="456.885803693" calcext:value-type="float">
            <text:p>456,885803693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47.316" calcext:value-type="float">
            <text:p>47,316</text:p>
          </table:table-cell>
          <table:table-cell office:value-type="float" office:value="170.949103958" calcext:value-type="float">
            <text:p>170,949103958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750" calcext:value-type="float">
            <text:p>75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20.038" calcext:value-type="float">
            <text:p>20,038</text:p>
          </table:table-cell>
          <table:table-cell office:value-type="float" office:value="94.54639367" calcext:value-type="float">
            <text:p>94,54639367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750" calcext:value-type="float">
            <text:p>750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7.714" calcext:value-type="float">
            <text:p>7,714</text:p>
          </table:table-cell>
          <table:table-cell office:value-type="float" office:value="4.0767884419" calcext:value-type="float">
            <text:p>4,0767884419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750" calcext:value-type="float">
            <text:p>75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546" calcext:value-type="float">
            <text:p>9,546</text:p>
          </table:table-cell>
          <table:table-cell office:value-type="float" office:value="5.70577637136" calcext:value-type="float">
            <text:p>5,7057763714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750" calcext:value-type="float">
            <text:p>75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7.428" calcext:value-type="float">
            <text:p>37,428</text:p>
          </table:table-cell>
          <table:table-cell office:value-type="float" office:value="143.49592613" calcext:value-type="float">
            <text:p>143,49592613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750" calcext:value-type="float">
            <text:p>75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2.278" calcext:value-type="float">
            <text:p>12,278</text:p>
          </table:table-cell>
          <table:table-cell office:value-type="float" office:value="5.51731057672" calcext:value-type="float">
            <text:p>5,5173105767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14.198" calcext:value-type="float">
            <text:p>14,198</text:p>
          </table:table-cell>
          <table:table-cell office:value-type="float" office:value="8.06838248969" calcext:value-type="float">
            <text:p>8,0683824897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750" calcext:value-type="float">
            <text:p>75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18.788" calcext:value-type="float">
            <text:p>18,788</text:p>
          </table:table-cell>
          <table:table-cell office:value-type="float" office:value="13.1801007583" calcext:value-type="float">
            <text:p>13,1801007583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750" calcext:value-type="float">
            <text:p>75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4.292" calcext:value-type="float">
            <text:p>24,292</text:p>
          </table:table-cell>
          <table:table-cell office:value-type="float" office:value="19.3031276222" calcext:value-type="float">
            <text:p>19,3031276222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750" calcext:value-type="float">
            <text:p>75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2.684" calcext:value-type="float">
            <text:p>32,684</text:p>
          </table:table-cell>
          <table:table-cell office:value-type="float" office:value="52.9338846487" calcext:value-type="float">
            <text:p>52,9338846487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750" calcext:value-type="float">
            <text:p>750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32.306" calcext:value-type="float">
            <text:p>32,306</text:p>
          </table:table-cell>
          <table:table-cell office:value-type="float" office:value="17.4180470777" calcext:value-type="float">
            <text:p>17,4180470777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750" calcext:value-type="float">
            <text:p>750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47.142" calcext:value-type="float">
            <text:p>47,142</text:p>
          </table:table-cell>
          <table:table-cell office:value-type="float" office:value="36.6134106032" calcext:value-type="float">
            <text:p>36,6134106032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57.796" calcext:value-type="float">
            <text:p>57,796</text:p>
          </table:table-cell>
          <table:table-cell office:value-type="float" office:value="54.6034283173" calcext:value-type="float">
            <text:p>54,6034283173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750" calcext:value-type="float">
            <text:p>75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3.016" calcext:value-type="float">
            <text:p>63,016</text:p>
          </table:table-cell>
          <table:table-cell office:value-type="float" office:value="64.6068088053" calcext:value-type="float">
            <text:p>64,6068088053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663.96" calcext:value-type="float">
            <text:p>663,96</text:p>
          </table:table-cell>
          <table:table-cell office:value-type="float" office:value="345.336986725" calcext:value-type="float">
            <text:p>345,336986725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432.494" calcext:value-type="float">
            <text:p>432,494</text:p>
          </table:table-cell>
          <table:table-cell office:value-type="float" office:value="331.329397977" calcext:value-type="float">
            <text:p>331,329397977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324.042" calcext:value-type="float">
            <text:p>324,042</text:p>
          </table:table-cell>
          <table:table-cell office:value-type="float" office:value="288.134989607" calcext:value-type="float">
            <text:p>288,134989607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41.896" calcext:value-type="float">
            <text:p>241,896</text:p>
          </table:table-cell>
          <table:table-cell office:value-type="float" office:value="207.966567467" calcext:value-type="float">
            <text:p>207,966567467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1000" calcext:value-type="float">
            <text:p>100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20.91" calcext:value-type="float">
            <text:p>220,91</text:p>
          </table:table-cell>
          <table:table-cell office:value-type="float" office:value="405.143033878" calcext:value-type="float">
            <text:p>405,143033878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4.322" calcext:value-type="float">
            <text:p>14,322</text:p>
          </table:table-cell>
          <table:table-cell office:value-type="float" office:value="80.5766362912" calcext:value-type="float">
            <text:p>80,5766362912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1000" calcext:value-type="float">
            <text:p>100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9.742" calcext:value-type="float">
            <text:p>9,742</text:p>
          </table:table-cell>
          <table:table-cell office:value-type="float" office:value="49.2304726364" calcext:value-type="float">
            <text:p>49,2304726364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1000" calcext:value-type="float">
            <text:p>1000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8.688" calcext:value-type="float">
            <text:p>8,688</text:p>
          </table:table-cell>
          <table:table-cell office:value-type="float" office:value="44.4906131223" calcext:value-type="float">
            <text:p>44,4906131223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1000" calcext:value-type="float">
            <text:p>100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.914" calcext:value-type="float">
            <text:p>7,914</text:p>
          </table:table-cell>
          <table:table-cell office:value-type="float" office:value="4.66589798431" calcext:value-type="float">
            <text:p>4,6658979843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.612" calcext:value-type="float">
            <text:p>20,612</text:p>
          </table:table-cell>
          <table:table-cell office:value-type="float" office:value="98.6123595499" calcext:value-type="float">
            <text:p>98,6123595499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0.734" calcext:value-type="float">
            <text:p>10,734</text:p>
          </table:table-cell>
          <table:table-cell office:value-type="float" office:value="4.86243190184" calcext:value-type="float">
            <text:p>4,8624319018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12.29" calcext:value-type="float">
            <text:p>12,29</text:p>
          </table:table-cell>
          <table:table-cell office:value-type="float" office:value="6.69760404921" calcext:value-type="float">
            <text:p>6,6976040492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15.514" calcext:value-type="float">
            <text:p>15,514</text:p>
          </table:table-cell>
          <table:table-cell office:value-type="float" office:value="10.8527325591" calcext:value-type="float">
            <text:p>10,8527325591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8.792" calcext:value-type="float">
            <text:p>18,792</text:p>
          </table:table-cell>
          <table:table-cell office:value-type="float" office:value="14.6683583267" calcext:value-type="float">
            <text:p>14,6683583267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.522" calcext:value-type="float">
            <text:p>23,522</text:p>
          </table:table-cell>
          <table:table-cell office:value-type="float" office:value="9.61048989386" calcext:value-type="float">
            <text:p>9,6104898939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5.99" calcext:value-type="float">
            <text:p>25,99</text:p>
          </table:table-cell>
          <table:table-cell office:value-type="float" office:value="15.0602091619" calcext:value-type="float">
            <text:p>15,0602091619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35.624" calcext:value-type="float">
            <text:p>35,624</text:p>
          </table:table-cell>
          <table:table-cell office:value-type="float" office:value="26.8742743902" calcext:value-type="float">
            <text:p>26,8742743902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41.372" calcext:value-type="float">
            <text:p>41,372</text:p>
          </table:table-cell>
          <table:table-cell office:value-type="float" office:value="34.9459241686" calcext:value-type="float">
            <text:p>34,9459241686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9.532" calcext:value-type="float">
            <text:p>49,532</text:p>
          </table:table-cell>
          <table:table-cell office:value-type="float" office:value="44.9935214892" calcext:value-type="float">
            <text:p>44,9935214892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6.004" calcext:value-type="float">
            <text:p>996,004</text:p>
          </table:table-cell>
          <table:table-cell office:value-type="float" office:value="63.0558164169" calcext:value-type="float">
            <text:p>63,0558164169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555.738" calcext:value-type="float">
            <text:p>555,738</text:p>
          </table:table-cell>
          <table:table-cell office:value-type="float" office:value="360.443889331" calcext:value-type="float">
            <text:p>360,443889331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359.068" calcext:value-type="float">
            <text:p>359,068</text:p>
          </table:table-cell>
          <table:table-cell office:value-type="float" office:value="309.626632214" calcext:value-type="float">
            <text:p>309,626632214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000" calcext:value-type="float">
            <text:p>1000</text:p>
          </table:table-cell>
          <table:table-cell office:value-type="float" office:value="238.426" calcext:value-type="float">
            <text:p>238,426</text:p>
          </table:table-cell>
          <table:table-cell office:value-type="float" office:value="232.050392208" calcext:value-type="float">
            <text:p>232,050392208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09.594" calcext:value-type="float">
            <text:p>209,594</text:p>
          </table:table-cell>
          <table:table-cell office:value-type="float" office:value="198.410385726" calcext:value-type="float">
            <text:p>198,410385726</text:p>
          </table:table-cell>
        </table:table-row>
      </table:table>
      <table:named-expressions/>
      <table:database-ranges>
        <table:database-range table:name="__Anonymous_Sheet_DB__0" table:target-range-address="stats.B1:stats.G18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5T00:50:11.427932596</dc:date>
    <dc:creator>Lucas Lellis</dc:creator>
    <meta:editing-duration>PT6M48S</meta:editing-duration>
    <meta:editing-cycles>4</meta:editing-cycles>
    <meta:generator>LibreOffice/4.4.2.2$Linux_X86_64 LibreOffice_project/40m0$Build-2</meta:generator>
    <meta:document-statistic meta:table-count="1" meta:cell-count="1267" meta:object-count="0"/>
  </office:meta>
</office:document-meta>
</file>